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8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2.1047in"/>
    </style:style>
    <style:style style:name="co4" style:family="table-column">
      <style:table-column-properties fo:break-before="auto" style:column-width="0.4319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1.1291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1.5575in"/>
    </style:style>
    <style:style style:name="co10" style:family="table-column">
      <style:table-column-properties fo:break-before="auto" style:column-width="0.9346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2.3945in"/>
    </style:style>
    <style:style style:name="co1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migration.mode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ompany_id</text:p>
          </table:table-cell>
          <table:table-cell office:value-type="string" calcext:value-type="string">
            <text:p>extra_domain</text:p>
          </table:table-cell>
          <table:table-cell office:value-type="string" calcext:value-type="string">
            <text:p>max_deep_level</text:p>
          </table:table-cell>
          <table:table-cell office:value-type="string" calcext:value-type="string">
            <text:p>current_deep_level</text:p>
          </table:table-cell>
          <table:table-cell office:value-type="string" calcext:value-type="string">
            <text:p>credentials_id:id</text:p>
          </table:table-cell>
          <table:table-cell office:value-type="string" calcext:value-type="string">
            <text:p>omit_fields</text:p>
          </table:table-cell>
        </table:table-row>
        <table:table-row table:style-name="ro1">
          <table:table-cell office:value-type="string" calcext:value-type="string">
            <text:p>migration_model_manufacturer.mast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manufacturer.master</text:p>
          </table:table-cell>
          <table:table-cell office:value-type="string" calcext:value-type="string">
            <text:p>draft</text:p>
          </table:table-cell>
          <table:table-cell/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gration.credentials_1</text:p>
          </table:table-cell>
          <table:table-cell/>
        </table:table-row>
        <table:table-row table:style-name="ro1">
          <table:table-cell office:value-type="string" calcext:value-type="string">
            <text:p>migration_model_etilize_category_mast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ilize.category.master</text:p>
          </table:table-cell>
          <table:table-cell office:value-type="string" calcext:value-type="string">
            <text:p>etilize.category.master </text:p>
          </table:table-cell>
          <table:table-cell office:value-type="string" calcext:value-type="string">
            <text:p>draft</text:p>
          </table:table-cell>
          <table:table-cell/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gration.credentials_1</text:p>
          </table:table-cell>
          <table:table-cell/>
        </table:table-row>
        <table:table-row table:style-name="ro1">
          <table:table-cell office:value-type="string" calcext:value-type="string">
            <text:p>migration_model_etilize.attribute.mast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etilize.attribute.master</text:p>
          </table:table-cell>
          <table:table-cell office:value-type="string" calcext:value-type="string">
            <text:p>draft</text:p>
          </table:table-cell>
          <table:table-cell/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gration.credentials_1</text:p>
          </table:table-cell>
          <table:table-cell/>
        </table:table-row>
        <table:table-row table:style-name="ro1">
          <table:table-cell office:value-type="string" calcext:value-type="string">
            <text:p>migration_model_etilize.attribute.matching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etilize.attribute.value.master</text:p>
          </table:table-cell>
          <table:table-cell office:value-type="string" calcext:value-type="string">
            <text:p>draft</text:p>
          </table:table-cell>
          <table:table-cell/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gration.credentials_1</text:p>
          </table:table-cell>
          <table:table-cell/>
        </table:table-row>
        <table:table-row table:style-name="ro1">
          <table:table-cell office:value-type="string" calcext:value-type="string">
            <text:p>migration_model_etilize.attribute.matching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etilize.attribute.matching</text:p>
          </table:table-cell>
          <table:table-cell office:value-type="string" calcext:value-type="string">
            <text:p>draft</text:p>
          </table:table-cell>
          <table:table-cell/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gration.credentials_1</text:p>
          </table:table-cell>
          <table:table-cell/>
        </table:table-row>
        <table:table-row table:style-name="ro1">
          <table:table-cell office:value-type="string" calcext:value-type="string">
            <text:p>migration_model_etilize.attribute.value.product.rel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tilize.attribute.value.product.rel</text:p>
          </table:table-cell>
          <table:table-cell office:value-type="string" calcext:value-type="string">
            <text:p>draft</text:p>
          </table:table-cell>
          <table:table-cell/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gration.credentials_1</text:p>
          </table:table-cell>
          <table:table-cell/>
        </table:table-row>
        <table:table-row table:style-name="ro1">
          <table:table-cell office:value-type="string" calcext:value-type="string">
            <text:p>migration_model_product.category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product.category</text:p>
          </table:table-cell>
          <table:table-cell office:value-type="string" calcext:value-type="string">
            <text:p>draft</text:p>
          </table:table-cell>
          <table:table-cell/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gration.credentials_1</text:p>
          </table:table-cell>
          <table:table-cell/>
        </table:table-row>
        <table:table-row table:style-name="ro1">
          <table:table-cell office:value-type="string" calcext:value-type="string">
            <text:p>migration_model_product.produc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product.product</text:p>
          </table:table-cell>
          <table:table-cell office:value-type="string" calcext:value-type="string">
            <text:p>draft</text:p>
          </table:table-cell>
          <table:table-cell/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gration.credentials_1</text:p>
          </table:table-cell>
          <table:table-cell/>
        </table:table-row>
        <table:table-row table:style-name="ro1">
          <table:table-cell office:value-type="string" calcext:value-type="string">
            <text:p>migration_model_product.template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product.template</text:p>
          </table:table-cell>
          <table:table-cell office:value-type="string" calcext:value-type="string">
            <text:p>draft</text:p>
          </table:table-cell>
          <table:table-cell/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gration.credentials_1</text:p>
          </table:table-cell>
          <table:table-cell/>
        </table:table-row>
        <table:table-row table:style-name="ro1">
          <table:table-cell office:value-type="string" calcext:value-type="string">
            <text:p>migration_model_product.supplierinf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product.supplierinfo</text:p>
          </table:table-cell>
          <table:table-cell office:value-type="string" calcext:value-type="string">
            <text:p>draft</text:p>
          </table:table-cell>
          <table:table-cell/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gration.credentials_1</text:p>
          </table:table-cell>
          <table:table-cell/>
        </table:table-row>
        <table:table-row table:style-name="ro1">
          <table:table-cell office:value-type="string" calcext:value-type="string">
            <text:p>migration_model_res.users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res.users</text:p>
          </table:table-cell>
          <table:table-cell office:value-type="string" calcext:value-type="string">
            <text:p>draft</text:p>
          </table:table-cell>
          <table:table-cell/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gration.credentials_1</text:p>
          </table:table-cell>
          <table:table-cell/>
        </table:table-row>
        <table:table-row table:style-name="ro1">
          <table:table-cell office:value-type="string" calcext:value-type="string">
            <text:p>migration_model_crm.team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crm.team</text:p>
          </table:table-cell>
          <table:table-cell office:value-type="string" calcext:value-type="string">
            <text:p>draft</text:p>
          </table:table-cell>
          <table:table-cell/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gration.credentials_1</text:p>
          </table:table-cell>
          <table:table-cell/>
        </table:table-row>
        <table:table-row table:style-name="ro1">
          <table:table-cell office:value-type="string" calcext:value-type="string">
            <text:p>migration_model_res.partner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res.partner</text:p>
          </table:table-cell>
          <table:table-cell office:value-type="string" calcext:value-type="string">
            <text:p>draft</text:p>
          </table:table-cell>
          <table:table-cell/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gration.credentials_1</text:p>
          </table:table-cell>
          <table:table-cell/>
        </table:table-row>
        <table:table-row table:style-name="ro1">
          <table:table-cell table:formula="of:=COM.MICROSOFT.CONCAT(&quot;migration_model_&quot;;[.D15];&quot;CP&quot;;[.F15])" office:value-type="string" office:string-value="migration_model_stock.locationCP1" calcext:value-type="string">
            <text:p>migration_model_stock.locationCP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stock.location</text:p>
          </table:table-cell>
          <table:table-cell office:value-type="string" calcext:value-type="string">
            <text:p>dr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gration.credentials_1</text:p>
          </table:table-cell>
          <table:table-cell/>
        </table:table-row>
        <table:table-row table:style-name="ro1">
          <table:table-cell office:value-type="string" calcext:value-type="string">
            <text:p>migration_model_stock.warehouse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stock.warehouse</text:p>
          </table:table-cell>
          <table:table-cell office:value-type="string" calcext:value-type="string">
            <text:p>draft</text:p>
          </table:table-cell>
          <table:table-cell/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gration.credentials_1</text:p>
          </table:table-cell>
          <table:table-cell/>
        </table:table-row>
        <table:table-row table:style-name="ro1">
          <table:table-cell office:value-type="string" calcext:value-type="string">
            <text:p>migration_model_seller.instance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seller.instance</text:p>
          </table:table-cell>
          <table:table-cell office:value-type="string" calcext:value-type="string">
            <text:p>draft</text:p>
          </table:table-cell>
          <table:table-cell/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gration.credentials_1</text:p>
          </table:table-cell>
          <table:table-cell/>
        </table:table-row>
        <table:table-row table:style-name="ro1">
          <table:table-cell table:formula="of:=COM.MICROSOFT.CONCAT(&quot;migration_model_&quot;;[.D18])" office:value-type="string" office:string-value="migration_model_delivery.carrier" calcext:value-type="string">
            <text:p>migration_model_delivery.carrier</text:p>
          </table:table-cell>
          <table:table-cell table:formula="of:=[.B17]+10" office:value-type="float" office:value="170" calcext:value-type="float">
            <text:p>170</text:p>
          </table:table-cell>
          <table:table-cell table:formula="of:=[.D18]" office:value-type="string" office:string-value="delivery.carrier" calcext:value-type="string">
            <text:p>delivery.carrier</text:p>
          </table:table-cell>
          <table:table-cell office:value-type="string" calcext:value-type="string">
            <text:p>delivery.carrier</text:p>
          </table:table-cell>
          <table:table-cell table:formula="of:=[.E17]" office:value-type="string" office:string-value="draft" calcext:value-type="string">
            <text:p>draft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[.J17]" office:value-type="string" office:string-value="migration.credentials_1" calcext:value-type="string">
            <text:p>migration.credentials_1</text:p>
          </table:table-cell>
          <table:table-cell office:value-type="string" calcext:value-type="string">
            <text:p>invoice_policy</text:p>
          </table:table-cell>
        </table:table-row>
        <table:table-row table:style-name="ro1">
          <table:table-cell table:formula="of:=COM.MICROSOFT.CONCAT(&quot;migration_model_&quot;;[.D19])" office:value-type="string" office:string-value="migration_model_account.tax" calcext:value-type="string">
            <text:p>migration_model_account.tax</text:p>
          </table:table-cell>
          <table:table-cell table:formula="of:=[.B18]+10" office:value-type="float" office:value="180" calcext:value-type="float">
            <text:p>180</text:p>
          </table:table-cell>
          <table:table-cell table:formula="of:=[.D19]" office:value-type="string" office:string-value="account.tax" calcext:value-type="string">
            <text:p>account.tax</text:p>
          </table:table-cell>
          <table:table-cell office:value-type="string" calcext:value-type="string">
            <text:p>account.tax</text:p>
          </table:table-cell>
          <table:table-cell table:formula="of:=[.E18]" office:value-type="string" office:string-value="draft" calcext:value-type="string">
            <text:p>draf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J18]" office:value-type="string" office:string-value="migration.credentials_1" calcext:value-type="string">
            <text:p>migration.credentials_1</text:p>
          </table:table-cell>
          <table:table-cell/>
        </table:table-row>
        <table:table-row table:style-name="ro1">
          <table:table-cell table:formula="of:=COM.MICROSOFT.CONCAT(&quot;migration_model_&quot;;[.D20])" office:value-type="string" office:string-value="migration_model_stock.picking.type" calcext:value-type="string">
            <text:p>migration_model_stock.picking.type</text:p>
          </table:table-cell>
          <table:table-cell table:formula="of:=[.B19]+10" office:value-type="float" office:value="190" calcext:value-type="float">
            <text:p>190</text:p>
          </table:table-cell>
          <table:table-cell table:formula="of:=[.D20]" office:value-type="string" office:string-value="stock.picking.type" calcext:value-type="string">
            <text:p>stock.picking.type</text:p>
          </table:table-cell>
          <table:table-cell office:value-type="string" calcext:value-type="string">
            <text:p>stock.picking.type</text:p>
          </table:table-cell>
          <table:table-cell office:value-type="string" calcext:value-type="string">
            <text:p>draft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[.J18]" office:value-type="string" office:string-value="migration.credentials_1" calcext:value-type="string">
            <text:p>migration.credentials_1</text:p>
          </table:table-cell>
          <table:table-cell/>
        </table:table-row>
        <table:table-row table:style-name="ro1">
          <table:table-cell table:formula="of:=COM.MICROSOFT.CONCAT(&quot;migration_model_&quot;;[.D21])" office:value-type="string" office:string-value="migration_model_sale.order" calcext:value-type="string">
            <text:p>migration_model_sale.order</text:p>
          </table:table-cell>
          <table:table-cell table:formula="of:=[.B20]+10" office:value-type="float" office:value="200" calcext:value-type="float">
            <text:p>200</text:p>
          </table:table-cell>
          <table:table-cell table:formula="of:=[.D21]" office:value-type="string" office:string-value="sale.order" calcext:value-type="string">
            <text:p>sale.order</text:p>
          </table:table-cell>
          <table:table-cell office:value-type="string" calcext:value-type="string">
            <text:p>sale.order</text:p>
          </table:table-cell>
          <table:table-cell table:formula="of:=[.E19]" office:value-type="string" office:string-value="draft" calcext:value-type="string">
            <text:p>draft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[.J19]" office:value-type="string" office:string-value="migration.credentials_1" calcext:value-type="string">
            <text:p>migration.credentials_1</text:p>
          </table:table-cell>
          <table:table-cell/>
        </table:table-row>
        <table:table-row table:style-name="ro1">
          <table:table-cell table:formula="of:=COM.MICROSOFT.CONCAT(&quot;migration_model_&quot;;[.D22])" office:value-type="string" office:string-value="migration_model_sale.order.line" calcext:value-type="string">
            <text:p>migration_model_sale.order.line</text:p>
          </table:table-cell>
          <table:table-cell table:formula="of:=[.B21]+10" office:value-type="float" office:value="210" calcext:value-type="float">
            <text:p>210</text:p>
          </table:table-cell>
          <table:table-cell table:formula="of:=[.D22]" office:value-type="string" office:string-value="sale.order.line" calcext:value-type="string">
            <text:p>sale.order.line</text:p>
          </table:table-cell>
          <table:table-cell office:value-type="string" calcext:value-type="string">
            <text:p>sale.order.line</text:p>
          </table:table-cell>
          <table:table-cell table:formula="of:=[.E21]" office:value-type="string" office:string-value="draft" calcext:value-type="string">
            <text:p>draft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[.J21]" office:value-type="string" office:string-value="migration.credentials_1" calcext:value-type="string">
            <text:p>migration.credentials_1</text:p>
          </table:table-cell>
          <table:table-cell/>
        </table:table-row>
        <table:table-row table:style-name="ro1">
          <table:table-cell table:formula="of:=COM.MICROSOFT.CONCAT(&quot;migration_model_&quot;;[.D23])" office:value-type="string" office:string-value="migration_model_procurement.group" calcext:value-type="string">
            <text:p>migration_model_procurement.group</text:p>
          </table:table-cell>
          <table:table-cell table:formula="of:=[.B22]+10" office:value-type="float" office:value="220" calcext:value-type="float">
            <text:p>220</text:p>
          </table:table-cell>
          <table:table-cell table:formula="of:=[.D23]" office:value-type="string" office:string-value="procurement.group" calcext:value-type="string">
            <text:p>procurement.group</text:p>
          </table:table-cell>
          <table:table-cell office:value-type="string" calcext:value-type="string">
            <text:p>procurement.group</text:p>
          </table:table-cell>
          <table:table-cell table:formula="of:=[.E22]" office:value-type="string" office:string-value="draft" calcext:value-type="string">
            <text:p>draft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[.J22]" office:value-type="string" office:string-value="migration.credentials_1" calcext:value-type="string">
            <text:p>migration.credentials_1</text:p>
          </table:table-cell>
          <table:table-cell/>
        </table:table-row>
        <table:table-row table:style-name="ro1">
          <table:table-cell table:formula="of:=COM.MICROSOFT.CONCAT(&quot;migration_model_&quot;;[.D24])" office:value-type="string" office:string-value="migration_model_sale.order.line" calcext:value-type="string">
            <text:p>migration_model_sale.order.line</text:p>
          </table:table-cell>
          <table:table-cell table:formula="of:=[.B23]+10" office:value-type="float" office:value="230" calcext:value-type="float">
            <text:p>230</text:p>
          </table:table-cell>
          <table:table-cell table:formula="of:=[.D24]" office:value-type="string" office:string-value="sale.order.line" calcext:value-type="string">
            <text:p>sale.order.line</text:p>
          </table:table-cell>
          <table:table-cell office:value-type="string" calcext:value-type="string">
            <text:p>sale.order.line</text:p>
          </table:table-cell>
          <table:table-cell table:formula="of:=[.E23]" office:value-type="string" office:string-value="draft" calcext:value-type="string">
            <text:p>draft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[.J23]" office:value-type="string" office:string-value="migration.credentials_1" calcext:value-type="string">
            <text:p>migration.credentials_1</text:p>
          </table:table-cell>
          <table:table-cell/>
        </table:table-row>
        <table:table-row table:style-name="ro1">
          <table:table-cell table:formula="of:=COM.MICROSOFT.CONCAT(&quot;migration_model_&quot;;[.D25])" office:value-type="string" office:string-value="migration_model_purchase.order" calcext:value-type="string">
            <text:p>migration_model_purchase.order</text:p>
          </table:table-cell>
          <table:table-cell table:formula="of:=[.B24]+10" office:value-type="float" office:value="240" calcext:value-type="float">
            <text:p>240</text:p>
          </table:table-cell>
          <table:table-cell table:formula="of:=[.D25]" office:value-type="string" office:string-value="purchase.order" calcext:value-type="string">
            <text:p>purchase.order</text:p>
          </table:table-cell>
          <table:table-cell office:value-type="string" calcext:value-type="string">
            <text:p>purchase.order</text:p>
          </table:table-cell>
          <table:table-cell table:formula="of:=[.E24]" office:value-type="string" office:string-value="draft" calcext:value-type="string">
            <text:p>draft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[.J24]" office:value-type="string" office:string-value="migration.credentials_1" calcext:value-type="string">
            <text:p>migration.credentials_1</text:p>
          </table:table-cell>
          <table:table-cell/>
        </table:table-row>
        <table:table-row table:style-name="ro1">
          <table:table-cell table:formula="of:=COM.MICROSOFT.CONCAT(&quot;migration_model_&quot;;[.D26])" office:value-type="string" office:string-value="migration_model_purchase.order.line" calcext:value-type="string">
            <text:p>migration_model_purchase.order.line</text:p>
          </table:table-cell>
          <table:table-cell table:formula="of:=[.B25]+10" office:value-type="float" office:value="250" calcext:value-type="float">
            <text:p>250</text:p>
          </table:table-cell>
          <table:table-cell table:formula="of:=[.D26]" office:value-type="string" office:string-value="purchase.order.line" calcext:value-type="string">
            <text:p>purchase.order.line</text:p>
          </table:table-cell>
          <table:table-cell office:value-type="string" calcext:value-type="string">
            <text:p>purchase.order.line</text:p>
          </table:table-cell>
          <table:table-cell table:formula="of:=[.E25]" office:value-type="string" office:string-value="draft" calcext:value-type="string">
            <text:p>draft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[.J25]" office:value-type="string" office:string-value="migration.credentials_1" calcext:value-type="string">
            <text:p>migration.credentials_1</text:p>
          </table:table-cell>
          <table:table-cell/>
        </table:table-row>
        <table:table-row table:style-name="ro1">
          <table:table-cell table:formula="of:=COM.MICROSOFT.CONCAT(&quot;migration_model_&quot;;[.D27])" office:value-type="string" office:string-value="migration_model_stock.picking" calcext:value-type="string">
            <text:p>migration_model_stock.picking</text:p>
          </table:table-cell>
          <table:table-cell table:formula="of:=[.B26]+10" office:value-type="float" office:value="260" calcext:value-type="float">
            <text:p>260</text:p>
          </table:table-cell>
          <table:table-cell table:formula="of:=[.D27]" office:value-type="string" office:string-value="stock.picking" calcext:value-type="string">
            <text:p>stock.picking</text:p>
          </table:table-cell>
          <table:table-cell office:value-type="string" calcext:value-type="string">
            <text:p>stock.picking</text:p>
          </table:table-cell>
          <table:table-cell table:formula="of:=[.E26]" office:value-type="string" office:string-value="draft" calcext:value-type="string">
            <text:p>draft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[.J26]" office:value-type="string" office:string-value="migration.credentials_1" calcext:value-type="string">
            <text:p>migration.credentials_1</text:p>
          </table:table-cell>
          <table:table-cell/>
        </table:table-row>
        <table:table-row table:style-name="ro1">
          <table:table-cell table:formula="of:=COM.MICROSOFT.CONCAT(&quot;migration_model_&quot;;[.D28])" office:value-type="string" office:string-value="migration_model_stock.move" calcext:value-type="string">
            <text:p>migration_model_stock.move</text:p>
          </table:table-cell>
          <table:table-cell table:formula="of:=[.B27]+10" office:value-type="float" office:value="270" calcext:value-type="float">
            <text:p>270</text:p>
          </table:table-cell>
          <table:table-cell table:formula="of:=[.D28]" office:value-type="string" office:string-value="stock.move" calcext:value-type="string">
            <text:p>stock.move</text:p>
          </table:table-cell>
          <table:table-cell office:value-type="string" calcext:value-type="string">
            <office:annotation draw:style-name="gr1" draw:text-style-name="P2" svg:width="1.1413in" svg:height="0.7083in" svg:x="8.3654in" svg:y="4.2094in" draw:caption-point-x="-0.2402in" draw:caption-point-y="0.5945in">
              <dc:date>2021-02-18T00:00:00</dc:date>
              <text:p text:style-name="P1">Change product_qty to product_qty_oum</text:p>
            </office:annotation>
            <text:p>stock.move</text:p>
          </table:table-cell>
          <table:table-cell table:formula="of:=[.E27]" office:value-type="string" office:string-value="draft" calcext:value-type="string">
            <text:p>draft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[.J27]" office:value-type="string" office:string-value="migration.credentials_1" calcext:value-type="string">
            <text:p>migration.credentials_1</text:p>
          </table:table-cell>
          <table:table-cell/>
        </table:table-row>
      </table:table>
      <table:table table:name="migration.record" table:style-name="ta1"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gration_model:i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old_id</text:p>
          </table:table-cell>
          <table:table-cell office:value-type="string" calcext:value-type="string">
            <text:p>new_id</text:p>
          </table:table-cell>
        </table:table-row>
        <table:table-row table:style-name="ro1">
          <table:table-cell office:value-type="string" calcext:value-type="string">
            <text:p>migration_record_1</text:p>
          </table:table-cell>
          <table:table-cell/>
          <table:table-cell table:formula="of:=[$'migration.model'.A15]" office:value-type="string" office:string-value="migration_model_stock.locationCP1" calcext:value-type="string">
            <text:p>migration_model_stock.locationCP1</text:p>
          </table:table-cell>
          <table:table-cell office:value-type="string" calcext:value-type="string">
            <text:p>stock.locati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08:42:24.181257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18T20:10:44.591787591</dc:date>
    <meta:editing-duration>PT2H45M27S</meta:editing-duration>
    <meta:editing-cycles>7</meta:editing-cycles>
    <meta:generator>LibreOffice/6.4.6.2$Linux_X86_64 LibreOffice_project/40$Build-2</meta:generator>
    <meta:document-statistic meta:table-count="2" meta:cell-count="255" meta:object-count="0"/>
  </office:meta>
</office:document-meta>
</file>